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" svg:font-family="Helv"/>
    <style:font-face style:name="Times New Roman" svg:font-family="&quot;Times New Roman&quot;"/>
    <style:font-face style:name="Calibri" svg:font-family="Calibri"/>
    <style:font-face style:name="Arial" svg:font-family="Arial"/>
    <style:font-face style:name="Cambria" svg:font-family="Cambria"/>
    <style:font-face style:name="Tms Rmn" svg:font-family="&quot;Tms Rmn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6">
      <style:table-cell-properties fo:background-color="#FFFFFF"/>
    </style:style>
    <style:style style:name="ce6" style:family="table-cell" style:parent-style-name="Hyperlink" style:data-style-name="N37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37">
      <style:table-cell-properties fo:background-color="#FFFFFF"/>
      <style:text-properties fo:color="#008080"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7">
      <style:table-cell-properties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2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14" style:family="table-cell" style:parent-style-name="Default" style:data-style-name="N37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1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1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3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8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8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9" style:family="table-cell" style:parent-style-name="Normal_Accumulated_32_1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Accumulated_32_1_3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2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3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4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as0103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16371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9" table:style-name="ce3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6">
            <text:p><text:a xlink:href="https://www.gov.uk/government/collections/maritime-and-shipping-statistics">Sea Passenger Statistics</text:a></text:p>
          </table:table-cell>
          <table:table-cell table:number-columns-repeated="9" table:style-name="ce3"/>
          <table:table-cell table:number-columns-repeated="3" table:style-name="ce4"/>
          <table:table-cell table:number-columns-repeated="16371"/>
        </table:table-row>
        <table:table-row table:style-name="ro1">
          <table:table-cell office:value-type="string" table:style-name="ce7">
            <text:p>Table SPAS0103</text:p>
          </table:table-cell>
          <table:table-cell table:style-name="ce8"/>
          <table:table-cell table:number-columns-repeated="11" table:style-name="ce4"/>
          <table:table-cell table:number-columns-repeated="16371"/>
        </table:table-row>
        <table:table-row table:style-name="ro1">
          <table:table-cell office:value-type="string" table:style-name="ce7">
            <text:p>UK international short sea passenger movements, by overseas country: from 2007</text:p>
          </table:table-cell>
          <table:table-cell table:number-columns-repeated="9" table:style-name="ce9"/>
          <table:table-cell table:number-columns-repeated="3" table:style-name="ce10"/>
          <table:table-cell table:number-columns-repeated="16371"/>
        </table:table-row>
        <table:table-row table:style-name="ro1">
          <table:table-cell table:style-name="ce11"/>
          <table:table-cell table:number-columns-repeated="4" table:style-name="ce12"/>
          <table:table-cell table:style-name="ce13"/>
          <table:table-cell table:number-columns-repeated="2" table:style-name="ce3"/>
          <table:table-cell table:style-name="ce13"/>
          <table:table-cell table:number-columns-repeated="2" table:style-name="ce5"/>
          <table:table-cell office:value-type="string" table:style-name="ce12">
            <text:p>Thousands</text:p>
          </table:table-cell>
          <table:table-cell table:style-name="ce14"/>
          <table:table-cell table:number-columns-repeated="16371"/>
        </table:table-row>
        <table:table-row table:style-name="ro1">
          <table:table-cell table:style-name="ce15"/>
          <table:table-cell office:value-type="float" office:value="2007" table:style-name="ce16">
            <text:p>2007</text:p>
          </table:table-cell>
          <table:table-cell office:value-type="float" office:value="2008" table:style-name="ce16">
            <text:p>2008</text:p>
          </table:table-cell>
          <table:table-cell office:value-type="float" office:value="2009" table:style-name="ce17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float" office:value="2016" table:style-name="ce17">
            <text:p>2016</text:p>
          </table:table-cell>
          <table:table-cell office:value-type="float" office:value="2017" table:style-name="ce17">
            <text:p>2017</text:p>
          </table:table-cell>
          <table:table-cell table:style-name="ce18"/>
          <table:table-cell table:number-columns-repeated="16371"/>
        </table:table-row>
        <table:table-row table:style-name="ro1">
          <table:table-cell office:value-type="string" table:style-name="ce19">
            <text:p>Belgium</text:p>
          </table:table-cell>
          <table:table-cell office:value-type="float" office:value="751.10299999999995" table:style-name="ce20">
            <text:p>751</text:p>
          </table:table-cell>
          <table:table-cell office:value-type="float" office:value="675.76099999999997" table:style-name="ce20">
            <text:p>676</text:p>
          </table:table-cell>
          <table:table-cell office:value-type="float" office:value="565.78200000000004" table:style-name="ce20">
            <text:p>566</text:p>
          </table:table-cell>
          <table:table-cell office:value-type="float" office:value="613.71199999999999" table:style-name="ce20">
            <text:p>614</text:p>
          </table:table-cell>
          <table:table-cell office:value-type="float" office:value="495.33499999999998" table:style-name="ce21">
            <text:p>495</text:p>
          </table:table-cell>
          <table:table-cell office:value-type="float" office:value="461.62799999999999" table:style-name="ce21">
            <text:p>462</text:p>
          </table:table-cell>
          <table:table-cell office:value-type="float" office:value="384.71899999999999" table:style-name="ce21">
            <text:p>385</text:p>
          </table:table-cell>
          <table:table-cell office:value-type="float" office:value="369.02600000000001" table:style-name="ce21">
            <text:p>369</text:p>
          </table:table-cell>
          <table:table-cell office:value-type="float" office:value="351.59800000000001" table:style-name="ce21">
            <text:p>352</text:p>
          </table:table-cell>
          <table:table-cell office:value-type="float" office:value="327.92399999999998" table:style-name="ce21">
            <text:p>328</text:p>
          </table:table-cell>
          <table:table-cell office:value-type="float" office:value="293.26299999999998" table:style-name="ce21">
            <text:p>293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Denmark<text:span text:style-name="T1">1</text:span></text:p>
          </table:table-cell>
          <table:table-cell office:value-type="float" office:value="95.819000000000003" table:style-name="ce20">
            <text:p>96</text:p>
          </table:table-cell>
          <table:table-cell office:value-type="float" office:value="89.646000000000001" table:style-name="ce20">
            <text:p>90</text:p>
          </table:table-cell>
          <table:table-cell office:value-type="float" office:value="98.578000000000003" table:style-name="ce20">
            <text:p>99</text:p>
          </table:table-cell>
          <table:table-cell office:value-type="float" office:value="97.656999999999996" table:style-name="ce20">
            <text:p>98</text:p>
          </table:table-cell>
          <table:table-cell office:value-type="float" office:value="93.663000000000011" table:style-name="ce21">
            <text:p>94</text:p>
          </table:table-cell>
          <table:table-cell office:value-type="float" office:value="91.38" table:style-name="ce21">
            <text:p>91</text:p>
          </table:table-cell>
          <table:table-cell office:value-type="float" office:value="83.796000000000006" table:style-name="ce21">
            <text:p>84</text:p>
          </table:table-cell>
          <table:table-cell office:value-type="float" office:value="68.715999999999994" table:style-name="ce21">
            <text:p>69</text:p>
          </table:table-cell>
          <table:table-cell office:value-type="float" office:value="4.34" table:style-name="ce21">
            <text:p>4</text:p>
          </table:table-cell>
          <table:table-cell office:value-type="float" office:value="4.0149999999999997" table:style-name="ce21">
            <text:p>4</text:p>
          </table:table-cell>
          <table:table-cell office:value-type="float" office:value="3.859" table:style-name="ce21">
            <text:p>4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France</text:p>
          </table:table-cell>
          <table:table-cell office:value-type="float" office:value="17377.238000000001" table:style-name="ce20">
            <text:p>17,377</text:p>
          </table:table-cell>
          <table:table-cell office:value-type="float" office:value="16844.196" table:style-name="ce20">
            <text:p>16,844</text:p>
          </table:table-cell>
          <table:table-cell office:value-type="float" office:value="16002.315000000001" table:style-name="ce20">
            <text:p>16,002</text:p>
          </table:table-cell>
          <table:table-cell office:value-type="float" office:value="15869.377" table:style-name="ce20">
            <text:p>15,869</text:p>
          </table:table-cell>
          <table:table-cell office:value-type="float" office:value="15536.037" table:style-name="ce21">
            <text:p>15,536</text:p>
          </table:table-cell>
          <table:table-cell office:value-type="float" office:value="14363.602999999999" table:style-name="ce21">
            <text:p>14,364</text:p>
          </table:table-cell>
          <table:table-cell office:value-type="float" office:value="15265.135000000004" table:style-name="ce21">
            <text:p>15,265</text:p>
          </table:table-cell>
          <table:table-cell office:value-type="float" office:value="15828.316999999999" table:style-name="ce21">
            <text:p>15,828</text:p>
          </table:table-cell>
          <table:table-cell office:value-type="float" office:value="15637.093999999999" table:style-name="ce21">
            <text:p>15,637</text:p>
          </table:table-cell>
          <table:table-cell office:value-type="float" office:value="14661.862999999999" table:style-name="ce21">
            <text:p>14,662</text:p>
          </table:table-cell>
          <table:table-cell office:value-type="float" office:value="14225.495999999999" table:style-name="ce21">
            <text:p>14,225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Germany</text:p>
          </table:table-cell>
          <table:table-cell office:value-type="float" office:value="0.91100000000000003" table:style-name="ce20">
            <text:p>1</text:p>
          </table:table-cell>
          <table:table-cell office:value-type="float" office:value="0.72899999999999998" table:style-name="ce20">
            <text:p>1</text:p>
          </table:table-cell>
          <table:table-cell office:value-type="float" office:value="0.85" table:style-name="ce20">
            <text:p>1</text:p>
          </table:table-cell>
          <table:table-cell office:value-type="float" office:value="1.5249999999999999" table:style-name="ce20">
            <text:p>2</text:p>
          </table:table-cell>
          <table:table-cell office:value-type="float" office:value="1.5189999999999999" table:style-name="ce21">
            <text:p>2</text:p>
          </table:table-cell>
          <table:table-cell office:value-type="float" office:value="1.883" table:style-name="ce21">
            <text:p>2</text:p>
          </table:table-cell>
          <table:table-cell office:value-type="float" office:value="2.1509999999999998" table:style-name="ce21">
            <text:p>2</text:p>
          </table:table-cell>
          <table:table-cell office:value-type="float" office:value="1.9239999999999999" table:style-name="ce21">
            <text:p>2</text:p>
          </table:table-cell>
          <table:table-cell office:value-type="float" office:value="2.4130000000000003" table:style-name="ce21">
            <text:p>2</text:p>
          </table:table-cell>
          <table:table-cell office:value-type="float" office:value="2.61" table:style-name="ce21">
            <text:p>3</text:p>
          </table:table-cell>
          <table:table-cell office:value-type="float" office:value="2.1419999999999999" table:style-name="ce21">
            <text:p>2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Irish Republic<text:span text:style-name="T1">2</text:span></text:p>
          </table:table-cell>
          <table:table-cell office:value-type="float" office:value="3291.2289999999998" table:style-name="ce20">
            <text:p>3,291</text:p>
          </table:table-cell>
          <table:table-cell office:value-type="float" office:value="3069.11" table:style-name="ce20">
            <text:p>3,069</text:p>
          </table:table-cell>
          <table:table-cell office:value-type="float" office:value="2929.7289999999998" table:style-name="ce20">
            <text:p>2,930</text:p>
          </table:table-cell>
          <table:table-cell office:value-type="float" office:value="3102.1550000000002" table:style-name="ce20">
            <text:p>3,102</text:p>
          </table:table-cell>
          <table:table-cell office:value-type="float" office:value="2921.0659999999998" table:style-name="ce21">
            <text:p>2,921</text:p>
          </table:table-cell>
          <table:table-cell office:value-type="float" office:value="2713.0279999999998" table:style-name="ce21">
            <text:p>2,713</text:p>
          </table:table-cell>
          <table:table-cell office:value-type="float" office:value="2735.098" table:style-name="ce21">
            <text:p>2,735</text:p>
          </table:table-cell>
          <table:table-cell office:value-type="float" office:value="2811.18" table:style-name="ce21">
            <text:p>2,811</text:p>
          </table:table-cell>
          <table:table-cell office:value-type="float" office:value="2754.6579999999999" table:style-name="ce21">
            <text:p>2,755</text:p>
          </table:table-cell>
          <table:table-cell office:value-type="float" office:value="2691.5720000000001" table:style-name="ce21">
            <text:p>2,692</text:p>
          </table:table-cell>
          <table:table-cell office:value-type="float" office:value="2688.1759999999999" table:style-name="ce21">
            <text:p>2,688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Netherlands</text:p>
          </table:table-cell>
          <table:table-cell office:value-type="float" office:value="1635.8009999999999" table:style-name="ce20">
            <text:p>1,636</text:p>
          </table:table-cell>
          <table:table-cell office:value-type="float" office:value="1667.1469999999999" table:style-name="ce20">
            <text:p>1,667</text:p>
          </table:table-cell>
          <table:table-cell office:value-type="float" office:value="1684.617" table:style-name="ce20">
            <text:p>1,685</text:p>
          </table:table-cell>
          <table:table-cell office:value-type="float" office:value="1793.9870000000001" table:style-name="ce20">
            <text:p>1,794</text:p>
          </table:table-cell>
          <table:table-cell office:value-type="float" office:value="1792.335" table:style-name="ce21">
            <text:p>1,792</text:p>
          </table:table-cell>
          <table:table-cell office:value-type="float" office:value="1776.46" table:style-name="ce21">
            <text:p>1,776</text:p>
          </table:table-cell>
          <table:table-cell office:value-type="float" office:value="1736.6000000000001" table:style-name="ce21">
            <text:p>1,737</text:p>
          </table:table-cell>
          <table:table-cell office:value-type="float" office:value="1837.9649999999999" table:style-name="ce21">
            <text:p>1,838</text:p>
          </table:table-cell>
          <table:table-cell office:value-type="float" office:value="1943.0350000000001" table:style-name="ce21">
            <text:p>1,943</text:p>
          </table:table-cell>
          <table:table-cell office:value-type="float" office:value="1947.1859999999999" table:style-name="ce21">
            <text:p>1,947</text:p>
          </table:table-cell>
          <table:table-cell office:value-type="float" office:value="1921.3340000000001" table:style-name="ce21">
            <text:p>1,921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4">
            <text:p>Norway<text:span text:style-name="T1">3</text:span></text:p>
          </table:table-cell>
          <table:table-cell office:value-type="float" office:value="152.97900000000001" table:style-name="ce20">
            <text:p>153</text:p>
          </table:table-cell>
          <table:table-cell office:value-type="float" office:value="119.54" table:style-name="ce20">
            <text:p>120</text:p>
          </table:table-cell>
          <table:table-cell office:value-type="float" office:value="0.64100000000000001" table:style-name="ce20">
            <text:p>1</text:p>
          </table:table-cell>
          <table:table-cell office:value-type="float" office:value="0.67900000000000005" table:style-name="ce20">
            <text:p>1</text:p>
          </table:table-cell>
          <table:table-cell office:value-type="float" office:value="0.67500000000000004" table:style-name="ce21">
            <text:p>1</text:p>
          </table:table-cell>
          <table:table-cell office:value-type="float" office:value="0.73399999999999999" table:style-name="ce21">
            <text:p>1</text:p>
          </table:table-cell>
          <table:table-cell office:value-type="float" office:value="0.65900000000000003" table:style-name="ce21">
            <text:p>1</text:p>
          </table:table-cell>
          <table:table-cell office:value-type="float" office:value="0.56299999999999994" table:style-name="ce21">
            <text:p>1</text:p>
          </table:table-cell>
          <table:table-cell office:value-type="float" office:value="0.33800000000000002" table:style-name="ce21">
            <text:p>0~</text:p>
          </table:table-cell>
          <table:table-cell office:value-type="float" office:value="0.45100000000000001" table:style-name="ce21">
            <text:p>0~</text:p>
          </table:table-cell>
          <table:table-cell office:value-type="float" office:value="0.23599999999999999" table:style-name="ce21">
            <text:p>0~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Spain</text:p>
          </table:table-cell>
          <table:table-cell office:value-type="float" office:value="357.21300000000002" table:style-name="ce20">
            <text:p>357</text:p>
          </table:table-cell>
          <table:table-cell office:value-type="float" office:value="369.80900000000003" table:style-name="ce20">
            <text:p>370</text:p>
          </table:table-cell>
          <table:table-cell office:value-type="float" office:value="340.23200000000003" table:style-name="ce20">
            <text:p>340</text:p>
          </table:table-cell>
          <table:table-cell office:value-type="float" office:value="400.53100000000001" table:style-name="ce20">
            <text:p>401</text:p>
          </table:table-cell>
          <table:table-cell office:value-type="float" office:value="293.15899999999999" table:style-name="ce21">
            <text:p>293</text:p>
          </table:table-cell>
          <table:table-cell office:value-type="float" office:value="266.62099999999998" table:style-name="ce21">
            <text:p>267</text:p>
          </table:table-cell>
          <table:table-cell office:value-type="float" office:value="277.36799999999999" table:style-name="ce21">
            <text:p>277</text:p>
          </table:table-cell>
          <table:table-cell office:value-type="float" office:value="395.16" table:style-name="ce21">
            <text:p>395</text:p>
          </table:table-cell>
          <table:table-cell office:value-type="float" office:value="308.38400000000001" table:style-name="ce21">
            <text:p>308</text:p>
          </table:table-cell>
          <table:table-cell office:value-type="float" office:value="320.16899999999998" table:style-name="ce21">
            <text:p>320</text:p>
          </table:table-cell>
          <table:table-cell office:value-type="float" office:value="325.464" table:style-name="ce21">
            <text:p>325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Sweden</text:p>
          </table:table-cell>
          <table:table-cell office:value-type="float" office:value="4.7539999999999996" table:style-name="ce20">
            <text:p>5</text:p>
          </table:table-cell>
          <table:table-cell office:value-type="float" office:value="4.2220000000000004" table:style-name="ce20">
            <text:p>4</text:p>
          </table:table-cell>
          <table:table-cell office:value-type="float" office:value="3.4380000000000002" table:style-name="ce20">
            <text:p>3</text:p>
          </table:table-cell>
          <table:table-cell office:value-type="float" office:value="3.5409999999999999" table:style-name="ce20">
            <text:p>4</text:p>
          </table:table-cell>
          <table:table-cell office:value-type="float" office:value="4.0449999999999999" table:style-name="ce21">
            <text:p>4</text:p>
          </table:table-cell>
          <table:table-cell office:value-type="float" office:value="3.6069999999999998" table:style-name="ce21">
            <text:p>4</text:p>
          </table:table-cell>
          <table:table-cell office:value-type="float" office:value="3.8889999999999998" table:style-name="ce21">
            <text:p>4</text:p>
          </table:table-cell>
          <table:table-cell office:value-type="float" office:value="4.2210000000000001" table:style-name="ce21">
            <text:p>4</text:p>
          </table:table-cell>
          <table:table-cell office:value-type="float" office:value="2.9470000000000001" table:style-name="ce21">
            <text:p>3</text:p>
          </table:table-cell>
          <table:table-cell office:value-type="float" office:value="3.488" table:style-name="ce21">
            <text:p>3</text:p>
          </table:table-cell>
          <table:table-cell office:value-type="float" office:value="2.726" table:style-name="ce21">
            <text:p>3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19">
            <text:p>Others</text:p>
          </table:table-cell>
          <table:table-cell office:value-type="float" office:value="0.60399999999999998" table:style-name="ce20">
            <text:p>1</text:p>
          </table:table-cell>
          <table:table-cell office:value-type="float" office:value="1.7999999999999999E-2" table:style-name="ce20">
            <text:p>0~</text:p>
          </table:table-cell>
          <table:table-cell office:value-type="float" office:value="5.8000000000000003E-2" table:style-name="ce20">
            <text:p>0~</text:p>
          </table:table-cell>
          <table:table-cell office:value-type="float" office:value="1.6E-2" table:style-name="ce20">
            <text:p>0~</text:p>
          </table:table-cell>
          <table:table-cell office:value-type="float" office:value="8.0000000000000002E-3" table:style-name="ce20">
            <text:p>0~</text:p>
          </table:table-cell>
          <table:table-cell office:value-type="float" office:value="1.6E-2" table:style-name="ce20">
            <text:p>0~</text:p>
          </table:table-cell>
          <table:table-cell office:value-type="float" office:value="3.2000000000000001E-2" table:style-name="ce22">
            <text:p>0~</text:p>
          </table:table-cell>
          <table:table-cell office:value-type="float" office:value="5.8999999999999997E-2" table:style-name="ce22">
            <text:p>0~</text:p>
          </table:table-cell>
          <table:table-cell office:value-type="float" office:value="5.0999999999999997E-2" table:style-name="ce21">
            <text:p>0~</text:p>
          </table:table-cell>
          <table:table-cell office:value-type="float" office:value="3.7999999999999999E-2" table:style-name="ce21">
            <text:p>0~</text:p>
          </table:table-cell>
          <table:table-cell office:value-type="float" office:value="1.4E-2" table:style-name="ce21">
            <text:p>0~</text:p>
          </table:table-cell>
          <table:table-cell table:style-name="ce21"/>
          <table:table-cell table:number-columns-repeated="16371"/>
        </table:table-row>
        <table:table-row table:style-name="ro1">
          <table:table-cell office:value-type="string" table:style-name="ce23">
            <text:p>All short sea routes</text:p>
          </table:table-cell>
          <table:table-cell office:value-type="float" office:value="23667.651000000002" table:style-name="ce24">
            <text:p>23,668</text:p>
          </table:table-cell>
          <table:table-cell office:value-type="float" office:value="22840.178" table:style-name="ce24">
            <text:p>22,840</text:p>
          </table:table-cell>
          <table:table-cell office:value-type="float" office:value="21626.240000000002" table:style-name="ce24">
            <text:p>21,626</text:p>
          </table:table-cell>
          <table:table-cell office:value-type="float" office:value="21883.18" table:style-name="ce24">
            <text:p>21,883</text:p>
          </table:table-cell>
          <table:table-cell office:value-type="float" office:value="21137.841999999997" table:style-name="ce25">
            <text:p>21,138</text:p>
          </table:table-cell>
          <table:table-cell office:value-type="float" office:value="19678.959999999995" table:style-name="ce25">
            <text:p>19,679</text:p>
          </table:table-cell>
          <table:table-cell office:value-type="float" office:value="20489.447" table:style-name="ce25">
            <text:p>20,489</text:p>
          </table:table-cell>
          <table:table-cell office:value-type="float" office:value="21317.131000000001" table:style-name="ce25">
            <text:p>21,317</text:p>
          </table:table-cell>
          <table:table-cell office:value-type="float" office:value="21004.858" table:style-name="ce25">
            <text:p>21,005</text:p>
          </table:table-cell>
          <table:table-cell office:value-type="float" office:value="19959.315999999999" table:style-name="ce25">
            <text:p>19,959</text:p>
          </table:table-cell>
          <table:table-cell office:value-type="float" office:value="19462.71" table:style-name="ce25">
            <text:p>19,463</text:p>
          </table:table-cell>
          <table:table-cell table:style-name="ce26"/>
          <table:table-cell table:number-columns-repeated="16371" table:style-name="ce5"/>
        </table:table-row>
        <table:table-row table:style-name="ro1">
          <table:table-cell table:style-name="ce27"/>
          <table:table-cell table:number-columns-repeated="3" table:style-name="ce28"/>
          <table:table-cell table:number-columns-repeated="6" table:style-name="ce3"/>
          <table:table-cell table:number-columns-repeated="3" table:style-name="ce4"/>
          <table:table-cell table:number-columns-repeated="16371" table:style-name="ce5"/>
        </table:table-row>
        <table:table-row table:style-name="ro1">
          <table:table-cell office:value-type="string" table:style-name="ce28">
            <text:p>1. The route between Harwich-Esbjerg closed in September 2014.</text:p>
          </table:table-cell>
          <table:table-cell table:number-columns-repeated="9" table:style-name="ce28"/>
          <table:table-cell table:number-columns-repeated="2" table:style-name="ce33"/>
          <table:table-cell table:style-name="ce4"/>
          <table:table-cell table:number-columns-repeated="16371" table:style-name="ce5"/>
        </table:table-row>
        <table:table-row table:style-name="ro1">
          <table:table-cell office:value-type="string" table:style-name="ce34">
            <text:p>2. Includes passengers between Irish Republic &amp; Isle of Man</text:p>
          </table:table-cell>
          <table:table-cell table:number-columns-repeated="9" table:style-name="ce28"/>
          <table:table-cell table:number-columns-repeated="2" table:style-name="ce33"/>
          <table:table-cell table:style-name="ce4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office:value-type="string" table:style-name="ce34">
            <text:p>3. The routes between Tyne and Norway closed in 2009.</text:p>
          </table:table-cell>
          <table:table-cell table:number-columns-repeated="9" table:style-name="ce28"/>
          <table:table-cell table:number-columns-repeated="2" table:style-name="ce33"/>
          <table:table-cell table:style-name="ce4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office:value-type="string" table:style-name="ce34">
            <text:p>"z" is not applicable, ":" is not available for publication, "0" is null and "0~" is less than half the smallest unit displayed.</text:p>
          </table:table-cell>
          <table:table-cell table:number-columns-repeated="9" table:style-name="ce28"/>
          <table:table-cell table:number-columns-repeated="2" table:style-name="ce33"/>
          <table:table-cell table:style-name="ce4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style-name="ce34"/>
          <table:table-cell table:number-columns-repeated="4" table:style-name="ce30"/>
          <table:table-cell table:style-name="ce35"/>
          <table:table-cell table:number-columns-repeated="6" table:style-name="ce30"/>
          <table:table-cell table:style-name="ce29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style-name="ce34"/>
          <table:table-cell table:number-columns-repeated="4" table:style-name="ce30"/>
          <table:table-cell table:style-name="ce35"/>
          <table:table-cell table:number-columns-repeated="4" table:style-name="ce30"/>
          <table:table-cell table:style-name="ce28"/>
          <table:table-cell office:value-type="string" table:style-name="ce31">
            <text:p>Source: DfT Sea Passenger Statistics</text:p>
          </table:table-cell>
          <table:table-cell table:style-name="ce29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style-name="ce34"/>
          <table:table-cell table:number-columns-repeated="4" table:style-name="ce30"/>
          <table:table-cell table:style-name="ce35"/>
          <table:table-cell table:number-columns-repeated="4" table:style-name="ce30"/>
          <table:table-cell table:style-name="ce28"/>
          <table:table-cell office:value-type="string" table:style-name="ce31">
            <text:p>Last updated: November 2018</text:p>
          </table:table-cell>
          <table:table-cell table:style-name="ce29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style-name="ce34"/>
          <table:table-cell table:number-columns-repeated="9" table:style-name="ce30"/>
          <table:table-cell table:style-name="ce28"/>
          <table:table-cell office:value-type="string" table:style-name="ce31">
            <text:p>Next update: February 2019</text:p>
          </table:table-cell>
          <table:table-cell table:style-name="ce29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style-name="ce34"/>
          <table:table-cell table:number-columns-repeated="10" table:style-name="ce28"/>
          <table:table-cell office:value-type="string" table:style-name="ce32">
            <text:p>Telephone: 020 7944 4847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style-name="ce34"/>
          <table:table-cell table:number-columns-repeated="10" table:style-name="ce28"/>
          <table:table-cell office:value-type="string" table:style-name="ce32">
            <text:p>Email: maritime.stats@dft.gov.uk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style-name="ce34"/>
          <table:table-cell table:number-columns-repeated="10" table:style-name="ce28"/>
          <table:table-cell office:value-type="string" table:style-name="ce32">
            <text:p>The figures in this table are National Statistics</text:p>
          </table:table-cell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1" table:style-name="ce3"/>
          <table:table-cell table:style-name="ce28"/>
          <table:table-cell table:style-name="ce3"/>
          <table:table-cell table:number-columns-repeated="16371" table:style-name="ce5"/>
        </table:table-row>
        <table:table-row table:style-name="ro1">
          <table:table-cell table:number-columns-repeated="10" table:style-name="ce5"/>
          <table:table-cell table:style-name="ce4"/>
          <table:table-cell table:style-name="ce33"/>
          <table:table-cell table:style-name="ce4"/>
          <table:table-cell table:number-columns-repeated="57" table:style-name="ce5"/>
          <table:table-cell table:number-columns-repeated="16314" table:style-name="ce1"/>
        </table:table-row>
        <table:table-row table:style-name="ro1">
          <table:table-cell table:number-columns-repeated="10" table:style-name="ce5"/>
          <table:table-cell table:number-columns-repeated="3" table:style-name="ce4"/>
          <table:table-cell table:number-columns-repeated="57" table:style-name="ce5"/>
          <table:table-cell table:number-columns-repeated="16314" table:style-name="ce1"/>
        </table:table-row>
        <table:table-row table:number-rows-repeated="1048544" table:style-name="ro1">
          <table:table-cell table:number-columns-repeated="16384"/>
        </table:table-row>
        <table:named-expressions>
          <table:named-range table:name="Print_Area" table:cell-range-address="spas0103.$A$1:spas0103.$L$26" table:base-cell-address="spas0103.$A$1"/>
        </table:named-expressions>
      </table:table>
      <table:table table:name="'file:///T:/2005Publications/RoRo%20Q2_2005/Bulletin205draft.xls'#CommentarySA" table:style-name="ta2">
        <table:table-source xlink:href="file:///T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1a" table:style-name="ta2">
        <table:table-source xlink:href="file:///T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T:/2005Publications/RoRo%20Q2_2005/Bulletin205draft.xls'#TABLE1b" table:style-name="ta2">
        <table:table-source xlink:href="file:///T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" table:style-name="ta2">
        <table:table-source xlink:href="file:///T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1" table:style-name="ta2">
        <table:table-source xlink:href="file:///T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" table:style-name="ta2">
        <table:table-source xlink:href="file:///T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a" table:style-name="ta2">
        <table:table-source xlink:href="file:///T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3b" table:style-name="ta2">
        <table:table-source xlink:href="file:///T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AL" table:style-name="ta2">
        <table:table-source xlink:href="file:///T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T:/2005Publications/RoRo%20Q2_2005/Bulletin205draft.xls'#TABLE4a" table:style-name="ta2">
        <table:table-source xlink:href="file:///T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4b" table:style-name="ta2">
        <table:table-source xlink:href="file:///T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5" table:style-name="ta2">
        <table:table-source xlink:href="file:///T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T:/2005Publications/RoRo%20Q2_2005/Bulletin205draft.xls'#Routes" table:style-name="ta2">
        <table:table-source xlink:href="file:///T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1" table:style-name="ta2">
        <table:table-source xlink:href="file:///T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" table:style-name="ta2">
        <table:table-source xlink:href="file:///T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" table:style-name="ta2">
        <table:table-source xlink:href="file:///T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2" table:style-name="ta2">
        <table:table-source xlink:href="file:///T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2" table:style-name="ta2">
        <table:table-source xlink:href="file:///T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3" table:style-name="ta2">
        <table:table-source xlink:href="file:///T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3" table:style-name="ta2">
        <table:table-source xlink:href="file:///T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4" table:style-name="ta2">
        <table:table-source xlink:href="file:///T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4" table:style-name="ta2">
        <table:table-source xlink:href="file:///T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5" table:style-name="ta2">
        <table:table-source xlink:href="file:///T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5" table:style-name="ta2">
        <table:table-source xlink:href="file:///T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6" table:style-name="ta2">
        <table:table-source xlink:href="file:///T:/2005Publications/RoRo%20Q2_2005/Bulletin205draft.xls" table:table-name="TABLE2cont_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6" table:style-name="ta2">
        <table:table-source xlink:href="file:///T:/2005Publications/RoRo%20Q2_2005/Bulletin205draft.xls" table:table-name="FiguresSA_-do_not_pri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8" table:style-name="ta2">
        <table:table-source xlink:href="file:///T:/2005Publications/RoRo%20Q2_2005/Bulletin205draft.xls" table:table-name="TABLE2cont_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8" table:style-name="ta2">
        <table:table-source xlink:href="file:///T:/2005Publications/RoRo%20Q2_2005/Bulletin205draft.xls" table:table-name="FiguresSA_-do_not_pri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TABLE2cont__7" table:style-name="ta2">
        <table:table-source xlink:href="file:///T:/2005Publications/RoRo%20Q2_2005/Bulletin205draft.xls" table:table-name="TABLE2cont_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2005Publications/RoRo%20Q2_2005/Bulletin205draft.xls'#FiguresSA_-do_not_print7" table:style-name="ta2">
        <table:table-source xlink:href="file:///T:/2005Publications/RoRo%20Q2_2005/Bulletin205draft.xls" table:table-name="FiguresSA_-do_not_pri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CommentarySA" table:style-name="ta2">
        <table:table-source xlink:href="file:///T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a" table:style-name="ta2">
        <table:table-source xlink:href="file:///T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1b" table:style-name="ta2">
        <table:table-source xlink:href="file:///T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2" table:style-name="ta2">
        <table:table-source xlink:href="file:///T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" table:style-name="ta2">
        <table:table-source xlink:href="file:///T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a" table:style-name="ta2">
        <table:table-source xlink:href="file:///T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3b" table:style-name="ta2">
        <table:table-source xlink:href="file:///T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L" table:style-name="ta2">
        <table:table-source xlink:href="file:///T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a" table:style-name="ta2">
        <table:table-source xlink:href="file:///T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4b" table:style-name="ta2">
        <table:table-source xlink:href="file:///T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IRHS/EXCEL/RORO/bulletins/2003/SA%20Changes/SA%20Changes%20to%20bulletin%20-%20draft.xls'#TABLE5" table:style-name="ta2">
        <table:table-source xlink:href="file:///T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IS/ADMIN/TABLETMP.XLS'#TABLETMP" table:style-name="ta2">
        <table:table-source xlink:href="file:///C:/TIS/ADMIN/TABLETMP.XLS" table:table-name="TABLETM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Cover_Page" table:style-name="ta2">
        <table:table-source xlink:href="file:///G:/AFP/EITAAll/AMES/005%20Maritime%20Statistics/003%20Sea%20Passengers/0004%20Releases/2017%20Provisional%20Annual/Tables/working%20-%20spas0101.ods" table:table-name="Cover_P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Input" table:style-name="ta2">
        <table:table-source xlink:href="file:///G:/AFP/EITAAll/AMES/005%20Maritime%20Statistics/003%20Sea%20Passengers/0004%20Releases/2017%20Provisional%20Annual/Tables/working%20-%20spas0101.ods" table:table-name="In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Calculations" table:style-name="ta2">
        <table:table-source xlink:href="file:///G:/AFP/EITAAll/AMES/005%20Maritime%20Statistics/003%20Sea%20Passengers/0004%20Releases/2017%20Provisional%20Annual/Tables/working%20-%20spas0101.ods" table:table-name="Calcula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Validation" table:style-name="ta2">
        <table:table-source xlink:href="file:///G:/AFP/EITAAll/AMES/005%20Maritime%20Statistics/003%20Sea%20Passengers/0004%20Releases/2017%20Provisional%20Annual/Tables/working%20-%20spas0101.ods" table:table-name="Validation" table:mode="copy-results-only"/>
        <table:table-column/>
        <table:table-row table:number-rows-repeated="79">
          <table:table-cell table:number-columns-repeated="16384"/>
        </table:table-row>
        <table:table-row>
          <table:table-cell table:number-columns-repeated="2"/>
          <table:table-cell office:value-type="string" office:string-value="2008"/>
          <table:table-cell table:number-columns-repeated="16381"/>
        </table:table-row>
        <table:table-row table:number-rows-repeated="1048496">
          <table:table-cell table:number-columns-repeated="16381"/>
        </table:table-row>
      </table:table>
      <table:table table:name="'file:///G:/AFP/EITAAll/AMES/005%20Maritime%20Statistics/003%20Sea%20Passengers/0004%20Releases/2017%20Provisional%20Annual/Tables/working%20-%20spas0101.ods'#2016_SPAS0101" table:style-name="ta2">
        <table:table-source xlink:href="file:///G:/AFP/EITAAll/AMES/005%20Maritime%20Statistics/003%20Sea%20Passengers/0004%20Releases/2017%20Provisional%20Annual/Tables/working%20-%20spas0101.ods" table:table-name="2016_SPAS01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Output" table:style-name="ta2">
        <table:table-source xlink:href="file:///G:/AFP/EITAAll/AMES/005%20Maritime%20Statistics/003%20Sea%20Passengers/0004%20Releases/2017%20Provisional%20Annual/Tables/working%20-%20spas0101.ods" table:table-name="Out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QA_Checklist" table:style-name="ta2">
        <table:table-source xlink:href="file:///G:/AFP/EITAAll/AMES/005%20Maritime%20Statistics/003%20Sea%20Passengers/0004%20Releases/2017%20Provisional%20Annual/Tables/working%20-%20spas0101.ods" table:table-name="QA_Check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QA_-_Query_and_Data" table:style-name="ta2">
        <table:table-source xlink:href="file:///G:/AFP/EITAAll/AMES/005%20Maritime%20Statistics/003%20Sea%20Passengers/0004%20Releases/2017%20Provisional%20Annual/Tables/working%20-%20spas0101.ods" table:table-name="QA_-_Query_and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1.ods'#QA_-_Output" table:style-name="ta2">
        <table:table-source xlink:href="file:///G:/AFP/EITAAll/AMES/005%20Maritime%20Statistics/003%20Sea%20Passengers/0004%20Releases/2017%20Provisional%20Annual/Tables/working%20-%20spas0101.ods" table:table-name="QA_-_Out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PUBLISH" table:style-name="ta2">
        <table:table-source xlink:href="file:///T:/TSGB/2006%20FINAL%20PROOFS/Chapter%205/DfT%20WEB%20FINAL/TSGB%205_13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RAWDATA" table:style-name="ta2">
        <table:table-source xlink:href="file:///T:/TSGB/2006%20FINAL%20PROOFS/Chapter%205/DfT%20WEB%20FINAL/TSGB%205_13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TAB31" table:style-name="ta2">
        <table:table-source xlink:href="file:///T:/TSGB/2006%20FINAL%20PROOFS/Chapter%205/DfT%20WEB%20FINAL/TSGB%205_13.xls" table:table-name="TA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RAWDATAOLD" table:style-name="ta2">
        <table:table-source xlink:href="file:///T:/TSGB/2006%20FINAL%20PROOFS/Chapter%205/DfT%20WEB%20FINAL/TSGB%205_13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/2006%20FINAL%20PROOFS/Chapter%205/DfT%20WEB%20FINAL/TSGB%205_13.xls'#Selector" table:style-name="ta2">
        <table:table-source xlink:href="file:///T:/TSGB/2006%20FINAL%20PROOFS/Chapter%205/DfT%20WEB%20FINAL/TSGB%205_13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Cover" table:style-name="ta2">
        <table:table-source xlink:href="file:///G:/AFP/EITAAll/AMES/005%20Maritime%20Statistics/003%20Sea%20Passengers/0004%20Releases/2017%20Provisional%20Annual/Tables/working%20-%20spas0102.ods" table:table-name="Cov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Input" table:style-name="ta2">
        <table:table-source xlink:href="file:///G:/AFP/EITAAll/AMES/005%20Maritime%20Statistics/003%20Sea%20Passengers/0004%20Releases/2017%20Provisional%20Annual/Tables/working%20-%20spas0102.ods" table:table-name="In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Calculations" table:style-name="ta2">
        <table:table-source xlink:href="file:///G:/AFP/EITAAll/AMES/005%20Maritime%20Statistics/003%20Sea%20Passengers/0004%20Releases/2017%20Provisional%20Annual/Tables/working%20-%20spas0102.ods" table:table-name="Calcula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2016_SPAS0102" table:style-name="ta2">
        <table:table-source xlink:href="file:///G:/AFP/EITAAll/AMES/005%20Maritime%20Statistics/003%20Sea%20Passengers/0004%20Releases/2017%20Provisional%20Annual/Tables/working%20-%20spas0102.ods" table:table-name="2016_SPAS01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Validation" table:style-name="ta2">
        <table:table-source xlink:href="file:///G:/AFP/EITAAll/AMES/005%20Maritime%20Statistics/003%20Sea%20Passengers/0004%20Releases/2017%20Provisional%20Annual/Tables/working%20-%20spas0102.ods" table:table-name="Valid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Output" table:style-name="ta2">
        <table:table-source xlink:href="file:///G:/AFP/EITAAll/AMES/005%20Maritime%20Statistics/003%20Sea%20Passengers/0004%20Releases/2017%20Provisional%20Annual/Tables/working%20-%20spas0102.ods" table:table-name="Outpu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QA_Checklist" table:style-name="ta2">
        <table:table-source xlink:href="file:///G:/AFP/EITAAll/AMES/005%20Maritime%20Statistics/003%20Sea%20Passengers/0004%20Releases/2017%20Provisional%20Annual/Tables/working%20-%20spas0102.ods" table:table-name="QA_Check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QA_-_Query_and_Data" table:style-name="ta2">
        <table:table-source xlink:href="file:///G:/AFP/EITAAll/AMES/005%20Maritime%20Statistics/003%20Sea%20Passengers/0004%20Releases/2017%20Provisional%20Annual/Tables/working%20-%20spas0102.ods" table:table-name="QA_-_Query_and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QA_-_Dover_published_figures" table:style-name="ta2">
        <table:table-source xlink:href="file:///G:/AFP/EITAAll/AMES/005%20Maritime%20Statistics/003%20Sea%20Passengers/0004%20Releases/2017%20Provisional%20Annual/Tables/working%20-%20spas0102.ods" table:table-name="QA_-_Dover_published_figur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FP/EITAAll/AMES/005%20Maritime%20Statistics/003%20Sea%20Passengers/0004%20Releases/2017%20Provisional%20Annual/Tables/working%20-%20spas0102.ods'#QA_-_Output" table:style-name="ta2">
        <table:table-source xlink:href="file:///G:/AFP/EITAAll/AMES/005%20Maritime%20Statistics/003%20Sea%20Passengers/0004%20Releases/2017%20Provisional%20Annual/Tables/working%20-%20spas0102.ods" table:table-name="QA_-_Output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ctiveCell" table:expression="of:=[.#REF!]" table:base-cell-address="spas0103.$A$1"/>
        <table:named-expression table:name="ADJ" table:expression="of:=[.#REF!]" table:base-cell-address="spas0103.$A$1"/>
        <table:named-expression table:name="ALL" table:expression="of:=#N/A" table:base-cell-address="spas0103.$A$1"/>
        <table:named-range table:name="ANNBELGIUM" table:cell-range-address="'file:///T:/2005Publications/RoRo%20Q2_2005/Bulletin205draft.xls'#TABLE5.$D$5:TABLE5.$D$12" table:base-cell-address="spas0103.$A$1"/>
        <table:named-range table:name="ANNDVR" table:cell-range-address="'file:///T:/2005Publications/RoRo%20Q2_2005/Bulletin205draft.xls'#TABLE4AL.$D$6:TABLE4AL.$D$12" table:base-cell-address="spas0103.$A$1"/>
        <table:named-range table:name="ANNENG" table:cell-range-address="'file:///T:/2005Publications/RoRo%20Q2_2005/Bulletin205draft.xls'#TABLE4AL.$F$6:TABLE4AL.$F$12" table:base-cell-address="spas0103.$A$1"/>
        <table:named-range table:name="ANNFORIEGN" table:cell-range-address="'file:///T:/2005Publications/RoRo%20Q2_2005/Bulletin205draft.xls'#TABLE1a.$P$37" table:base-cell-address="spas0103.$A$1"/>
        <table:named-range table:name="ANNFRANCE" table:cell-range-address="'file:///T:/2005Publications/RoRo%20Q2_2005/Bulletin205draft.xls'#TABLE5.$B$5:TABLE5.$B$12" table:base-cell-address="spas0103.$A$1"/>
        <table:named-range table:name="ANNL" table:cell-range-address="'file:///T:/2005Publications/RoRo%20Q2_2005/Bulletin205draft.xls'#TABLE5.$F$5:TABLE5.$F$12" table:base-cell-address="spas0103.$A$1"/>
        <table:named-range table:name="ANNOTHER" table:cell-range-address="'file:///T:/2005Publications/RoRo%20Q2_2005/Bulletin205draft.xls'#TABLE5.$J$5:TABLE5.$J$12" table:base-cell-address="spas0103.$A$1"/>
        <table:named-range table:name="ANNSE" table:cell-range-address="'file:///T:/2005Publications/RoRo%20Q2_2005/Bulletin205draft.xls'#TABLE4AL.$B$6:TABLE4AL.$B$12" table:base-cell-address="spas0103.$A$1"/>
        <table:named-expression table:name="ANNUAL" table:expression="of:=[.#REF!]" table:base-cell-address="spas0103.$A$1"/>
        <table:named-range table:name="ANNUK" table:cell-range-address="'file:///T:/2005Publications/RoRo%20Q2_2005/Bulletin205draft.xls'#TABLE1a.$E$8:TABLE1a.$E$14" table:base-cell-address="spas0103.$A$1"/>
        <table:named-range table:name="ANNUT" table:cell-range-address="'file:///T:/2005Publications/RoRo%20Q2_2005/Bulletin205draft.xls'#TABLE1a.$M$8:TABLE1a.$M$14" table:base-cell-address="spas0103.$A$1"/>
        <table:named-expression table:name="BARQTR" table:expression="of:=[.#REF!]" table:base-cell-address="spas0103.$A$1"/>
        <table:named-expression table:name="BELGIUM" table:expression="of:=[.#REF!]" table:base-cell-address="spas0103.$A$1"/>
        <table:named-expression table:name="Birmingham" table:expression="of:=[.#REF!]" table:base-cell-address="spas0103.$A$1"/>
        <table:named-expression table:name="bubble" table:expression="of:=['file:///G:/AFP/EITAAll/AMES/005%20Maritime%20Statistics/003%20Sea%20Passengers/0004%20Releases/2017%20Provisional%20Annual/Tables/working%20-%20spas0102.ods'#'2016_SPAS0102'.#REF!]" table:base-cell-address="spas0103.$A$1"/>
        <table:named-expression table:name="BULL" table:expression="of:=#N/A" table:base-cell-address="spas0103.$A$1"/>
        <table:named-range table:name="CAMARA" table:cell-range-address="'file:///T:/2005Publications/RoRo%20Q2_2005/Bulletin205draft.xls'#TABLE1a.$P$4" table:base-cell-address="spas0103.$A$1"/>
        <table:named-expression table:name="CategoryTitle" table:expression="of:=[.#REF!]" table:base-cell-address="spas0103.$A$1"/>
        <table:named-expression table:name="CHECKBLK" table:expression="of:=[.#REF!]" table:base-cell-address="spas0103.$A$1"/>
        <table:named-expression table:name="CHECKCOL" table:expression="of:=[.#REF!]" table:base-cell-address="spas0103.$A$1"/>
        <table:named-expression table:name="CHECKMAX" table:expression="of:=[.#REF!]" table:base-cell-address="spas0103.$A$1"/>
        <table:named-expression table:name="CHECKROW" table:expression="of:=[.#REF!]" table:base-cell-address="spas0103.$A$1"/>
        <table:named-range table:name="CLONE" table:cell-range-address="'file:///T:/2005Publications/RoRo%20Q2_2005/Bulletin205draft.xls'#TABLE1a.$P$6" table:base-cell-address="spas0103.$A$1"/>
        <table:named-expression table:name="COLCHK1" table:expression="of:=[.#REF!]" table:base-cell-address="spas0103.$A$1"/>
        <table:named-expression table:name="COLCHK2" table:expression="of:=[.#REF!]" table:base-cell-address="spas0103.$A$1"/>
        <table:named-expression table:name="comeon" table:expression="of:=['file:///G:/AFP/EITAAll/AMES/005%20Maritime%20Statistics/003%20Sea%20Passengers/0004%20Releases/2017%20Provisional%20Annual/Tables/working%20-%20spas0102.ods'#'2016_SPAS0102'.#REF!]" table:base-cell-address="spas0103.$A$1"/>
        <table:named-expression table:name="DASH4" table:expression="of:=[.#REF!]" table:base-cell-address="spas0103.$A$1"/>
        <table:named-expression table:name="DASH5" table:expression="of:=[.#REF!]" table:base-cell-address="spas0103.$A$1"/>
        <table:named-expression table:name="DASH6" table:expression="of:=[.#REF!]" table:base-cell-address="spas0103.$A$1"/>
        <table:named-expression table:name="DASH7" table:expression="of:=[.#REF!]" table:base-cell-address="spas0103.$A$1"/>
        <table:named-expression table:name="DASH8" table:expression="of:=[.#REF!]" table:base-cell-address="spas0103.$A$1"/>
        <table:named-expression table:name="dgdsfyh" table:expression="of:=[.#REF!]" table:base-cell-address="spas0103.$A$1"/>
        <table:named-expression table:name="dialog" table:expression="of:='file:///C:/TIS/ADMIN/TABLETMP.XLS'#$$Dialog" table:base-cell-address="spas0103.$A$1"/>
        <table:named-expression table:name="DK" table:expression="of:=[.#REF!]" table:base-cell-address="spas0103.$A$1"/>
        <table:named-expression table:name="DNK_D" table:expression="of:=[.#REF!]" table:base-cell-address="spas0103.$A$1"/>
        <table:named-expression table:name="DOVER" table:expression="of:=#N/A" table:base-cell-address="spas0103.$A$1"/>
        <table:named-expression table:name="DROPHEAD" table:expression="of:=[.#REF!]" table:base-cell-address="spas0103.$A$1"/>
        <table:named-expression table:name="DROPPED" table:expression="of:=[.#REF!]" table:base-cell-address="spas0103.$A$1"/>
        <table:named-expression table:name="e" table:expression="of:=[.#REF!]" table:base-cell-address="spas0103.$A$1"/>
        <table:named-expression table:name="EIRE" table:expression="of:=[.#REF!]" table:base-cell-address="spas0103.$A$1"/>
        <table:named-expression table:name="ello" table:expression="of:=['file:///G:/AFP/EITAAll/AMES/005%20Maritime%20Statistics/003%20Sea%20Passengers/0004%20Releases/2017%20Provisional%20Annual/Tables/working%20-%20spas0102.ods'#'2016_SPAS0102'.#REF!]" table:base-cell-address="spas0103.$A$1"/>
        <table:named-expression table:name="ENGLISH" table:expression="of:=#N/A" table:base-cell-address="spas0103.$A$1"/>
        <table:named-expression table:name="fbegyear" table:expression="of:=['file:///T:/TSGB/2006%20FINAL%20PROOFS/Chapter%205/DfT%20WEB%20FINAL/TSGB%205_13.xls'#RAWDATAOLD.#REF!]" table:base-cell-address="spas0103.$A$1"/>
        <table:named-expression table:name="fendyear" table:expression="of:=[.#REF!]" table:base-cell-address="spas0103.$A$1"/>
        <table:named-expression table:name="FL" table:expression="of:=[.#REF!]" table:base-cell-address="spas0103.$A$1"/>
        <table:named-expression table:name="Footnotes" table:expression="of:=[.#REF!]" table:base-cell-address="spas0103.$A$1"/>
        <table:named-range table:name="FOREIGN" table:cell-range-address="'file:///T:/2005Publications/RoRo%20Q2_2005/Bulletin205draft.xls'#TABLE1a.$P$38:TABLE1a.$P$52" table:base-cell-address="spas0103.$A$1"/>
        <table:named-expression table:name="FRANCE" table:expression="of:=[.#REF!]" table:base-cell-address="spas0103.$A$1"/>
        <table:named-expression table:name="fresh" table:expression="of:=[.#REF!]" table:base-cell-address="spas0103.$A$1"/>
        <table:named-expression table:name="fyear" table:expression="of:=[.#REF!]" table:base-cell-address="spas0103.$A$1"/>
        <table:named-expression table:name="fyear2" table:expression="of:=[.#REF!]" table:base-cell-address="spas0103.$A$1"/>
        <table:named-expression table:name="Gatwick" table:expression="of:=[.#REF!]" table:base-cell-address="spas0103.$A$1"/>
        <table:named-expression table:name="GERMANY" table:expression="of:=[.#REF!]" table:base-cell-address="spas0103.$A$1"/>
        <table:named-expression table:name="GraphData" table:expression="of:=[.#REF!]~[.#REF!]~[.#REF!]~[.#REF!]" table:base-cell-address="spas0103.$A$1"/>
        <table:named-expression table:name="GraphTitle" table:expression="of:=[.#REF!]" table:base-cell-address="spas0103.$A$1"/>
        <table:named-expression table:name="HEAD" table:expression="of:=[.#REF!]" table:base-cell-address="spas0103.$A$1"/>
        <table:named-expression table:name="HEAD1" table:expression="of:=[.#REF!]" table:base-cell-address="spas0103.$A$1"/>
        <table:named-expression table:name="HEAD2" table:expression="of:=[.#REF!]" table:base-cell-address="spas0103.$A$1"/>
        <table:named-expression table:name="HEAD3" table:expression="of:=[.#REF!]" table:base-cell-address="spas0103.$A$1"/>
        <table:named-expression table:name="holla" table:expression="of:=['file:///G:/AFP/EITAAll/AMES/005%20Maritime%20Statistics/003%20Sea%20Passengers/0004%20Releases/2017%20Provisional%20Annual/Tables/working%20-%20spas0101.ods'#'2016_SPAS0101'.#REF!]" table:base-cell-address="spas0103.$A$1"/>
        <table:named-expression table:name="ITALY" table:expression="of:=[.#REF!]" table:base-cell-address="spas0103.$A$1"/>
        <table:named-expression table:name="LASTCOL" table:expression="of:=[.#REF!]" table:base-cell-address="spas0103.$A$1"/>
        <table:named-expression table:name="LASTCOL1" table:expression="of:=[.#REF!]" table:base-cell-address="spas0103.$A$1"/>
        <table:named-expression table:name="LASTCOL2" table:expression="of:=[.#REF!]" table:base-cell-address="spas0103.$A$1"/>
        <table:named-expression table:name="LASTCOL3" table:expression="of:=[.#REF!]" table:base-cell-address="spas0103.$A$1"/>
        <table:named-expression table:name="LASTYEAR1" table:expression="of:=[.#REF!]" table:base-cell-address="spas0103.$A$1"/>
        <table:named-expression table:name="LASTYEAR2" table:expression="of:=[.#REF!]" table:base-cell-address="spas0103.$A$1"/>
        <table:named-expression table:name="LASTYEAR3" table:expression="of:=[.#REF!]" table:base-cell-address="spas0103.$A$1"/>
        <table:named-expression table:name="LASTYEAR4" table:expression="of:=[.#REF!]" table:base-cell-address="spas0103.$A$1"/>
        <table:named-expression table:name="LASTYEAR5" table:expression="of:=[.#REF!]" table:base-cell-address="spas0103.$A$1"/>
        <table:named-expression table:name="LASTYEAR6" table:expression="of:=[.#REF!]" table:base-cell-address="spas0103.$A$1"/>
        <table:named-expression table:name="Leeds_Bradford" table:expression="of:=[.#REF!]" table:base-cell-address="spas0103.$A$1"/>
        <table:named-expression table:name="Manchester" table:expression="of:=[.#REF!]" table:base-cell-address="spas0103.$A$1"/>
        <table:named-expression table:name="NEWBLOCK" table:expression="of:=[.#REF!]" table:base-cell-address="spas0103.$A$1"/>
        <table:named-expression table:name="NEWBLOCK1" table:expression="of:=[.#REF!]" table:base-cell-address="spas0103.$A$1"/>
        <table:named-expression table:name="NEWBLOCK2" table:expression="of:=[.#REF!]" table:base-cell-address="spas0103.$A$1"/>
        <table:named-expression table:name="NEWBLOCK3" table:expression="of:=[.#REF!]" table:base-cell-address="spas0103.$A$1"/>
        <table:named-expression table:name="NEWBLOCK4" table:expression="of:=[.#REF!]" table:base-cell-address="spas0103.$A$1"/>
        <table:named-expression table:name="NEWBLOCK5" table:expression="of:=[.#REF!]" table:base-cell-address="spas0103.$A$1"/>
        <table:named-expression table:name="NEWBLOCK6" table:expression="of:=[.#REF!]" table:base-cell-address="spas0103.$A$1"/>
        <table:named-expression table:name="NEWBLOCK7" table:expression="of:=[.#REF!]" table:base-cell-address="spas0103.$A$1"/>
        <table:named-expression table:name="NEWBLOCK8" table:expression="of:=[.#REF!]" table:base-cell-address="spas0103.$A$1"/>
        <table:named-expression table:name="NEWBLOCK9" table:expression="of:=[.#REF!]" table:base-cell-address="spas0103.$A$1"/>
        <table:named-expression table:name="NLS" table:expression="of:=[.#REF!]" table:base-cell-address="spas0103.$A$1"/>
        <table:named-expression table:name="NONEC" table:expression="of:=[.#REF!]" table:base-cell-address="spas0103.$A$1"/>
        <table:named-expression table:name="NORTHSEA" table:expression="of:=#N/A" table:base-cell-address="spas0103.$A$1"/>
        <table:named-expression table:name="NOTE" table:expression="of:=[.#REF!]" table:base-cell-address="spas0103.$A$1"/>
        <table:named-expression table:name="OLDBLOCK" table:expression="of:=[.#REF!]" table:base-cell-address="spas0103.$A$1"/>
        <table:named-expression table:name="OLDBLOCK1" table:expression="of:=[.#REF!]" table:base-cell-address="spas0103.$A$1"/>
        <table:named-expression table:name="OLDBLOCK2" table:expression="of:=[.#REF!]" table:base-cell-address="spas0103.$A$1"/>
        <table:named-expression table:name="OLDBLOCK3" table:expression="of:=[.#REF!]" table:base-cell-address="spas0103.$A$1"/>
        <table:named-expression table:name="OLDBLOCK4" table:expression="of:=[.#REF!]" table:base-cell-address="spas0103.$A$1"/>
        <table:named-expression table:name="OLDBLOCK5" table:expression="of:=[.#REF!]" table:base-cell-address="spas0103.$A$1"/>
        <table:named-expression table:name="OLDBLOCK6" table:expression="of:=[.#REF!]" table:base-cell-address="spas0103.$A$1"/>
        <table:named-expression table:name="OLDBLOCK7" table:expression="of:=[.#REF!]" table:base-cell-address="spas0103.$A$1"/>
        <table:named-expression table:name="OLDBLOCK8" table:expression="of:=[.#REF!]" table:base-cell-address="spas0103.$A$1"/>
        <table:named-expression table:name="OLDBLOCK9" table:expression="of:=[.#REF!]" table:base-cell-address="spas0103.$A$1"/>
        <table:named-expression table:name="OldData" table:expression="of:=[.#REF!]" table:base-cell-address="spas0103.$A$1"/>
        <table:named-expression table:name="OTHER" table:expression="of:=#N/A" table:base-cell-address="spas0103.$A$1"/>
        <table:named-expression table:name="OTHEREC" table:expression="of:=[.#REF!]" table:base-cell-address="spas0103.$A$1"/>
        <table:named-expression table:name="PIE" table:expression="of:=[.#REF!]" table:base-cell-address="spas0103.$A$1"/>
        <table:named-expression table:name="Print_Area" table:expression="of:=[.#REF!]" table:base-cell-address="spas0103.$A$1"/>
        <table:named-expression table:name="Print_Area_MI" table:expression="of:=[.#REF!]" table:base-cell-address="spas0103.$A$1"/>
        <table:named-expression table:name="PUBLISH_Print_Area" table:expression="of:=[.#REF!]" table:base-cell-address="spas0103.$A$1"/>
        <table:named-expression table:name="PUBLISH1998_Print_Area" table:expression="of:=[.#REF!]" table:base-cell-address="spas0103.$A$1"/>
        <table:named-expression table:name="qryNonEUBreakdown" table:expression="of:=[.#REF!]" table:base-cell-address="spas0103.$A$1"/>
        <table:named-expression table:name="QUARTER" table:expression="of:=[.#REF!]" table:base-cell-address="spas0103.$A$1"/>
        <table:named-expression table:name="ROWCHK1" table:expression="of:=[.#REF!]" table:base-cell-address="spas0103.$A$1"/>
        <table:named-expression table:name="ROWCHK2" table:expression="of:=[.#REF!]" table:base-cell-address="spas0103.$A$1"/>
        <table:named-expression table:name="ROWCHK3" table:expression="of:=[.#REF!]" table:base-cell-address="spas0103.$A$1"/>
        <table:named-expression table:name="ROWCHK4" table:expression="of:=[.#REF!]" table:base-cell-address="spas0103.$A$1"/>
        <table:named-expression table:name="ROWCHK5" table:expression="of:=[.#REF!]" table:base-cell-address="spas0103.$A$1"/>
        <table:named-expression table:name="ROWCHK6" table:expression="of:=[.#REF!]" table:base-cell-address="spas0103.$A$1"/>
        <table:named-expression table:name="selxx" table:expression="of:='file:///C:/TIS/ADMIN/TABLETMP.XLS'#$$selxx" table:base-cell-address="spas0103.$A$1"/>
        <table:named-expression table:name="Slicer_Column1" table:expression="of:=&quot;&quot;" table:base-cell-address="spas0103.$A$1"/>
        <table:named-expression table:name="Slicer_Port_Area" table:expression="of:=&quot;&quot;" table:base-cell-address="spas0103.$A$1"/>
        <table:named-expression table:name="SPAIN" table:expression="of:=[.#REF!]" table:base-cell-address="spas0103.$A$1"/>
        <table:named-expression table:name="Stanstead" table:expression="of:=[.#REF!]" table:base-cell-address="spas0103.$A$1"/>
        <table:named-range table:name="tab" table:cell-range-address="'file:///T:/IRHS/EXCEL/RORO/bulletins/2003/SA%20Changes/SA%20Changes%20to%20bulletin%20-%20draft.xls'#TABLE1a.$U$3" table:base-cell-address="spas0103.$A$1"/>
        <table:named-expression table:name="TAB4ALL" table:expression="of:=#N/A" table:base-cell-address="spas0103.$A$1"/>
        <table:named-expression table:name="TAB4PV" table:expression="of:=#N/A" table:base-cell-address="spas0103.$A$1"/>
        <table:named-expression table:name="TAB4UT" table:expression="of:=#N/A" table:base-cell-address="spas0103.$A$1"/>
        <table:named-expression table:name="TableTitle" table:expression="of:=[.#REF!]" table:base-cell-address="spas0103.$A$1"/>
        <table:named-expression table:name="testing" table:expression="of:=[.#REF!]" table:base-cell-address="spas0103.$A$1"/>
        <table:named-expression table:name="TODROP" table:expression="of:=[.#REF!]" table:base-cell-address="spas0103.$A$1"/>
        <table:named-expression table:name="TODROP1" table:expression="of:=[.#REF!]" table:base-cell-address="spas0103.$A$1"/>
        <table:named-expression table:name="TODROP2" table:expression="of:=[.#REF!]" table:base-cell-address="spas0103.$A$1"/>
        <table:named-expression table:name="TODROP3" table:expression="of:=[.#REF!]" table:base-cell-address="spas0103.$A$1"/>
        <table:named-expression table:name="UK" table:expression="of:=#N/A" table:base-cell-address="spas0103.$A$1"/>
        <table:named-expression table:name="UT" table:expression="of:=#N/A" table:base-cell-address="spas0103.$A$1"/>
        <table:named-expression table:name="ValueTitle" table:expression="of:=[.#REF!]" table:base-cell-address="spas01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" svg:font-family="Helv"/>
    <style:font-face style:name="Times New Roman" svg:font-family="&quot;Times New Roman&quot;"/>
    <style:font-face style:name="Calibri" svg:font-family="Calibri"/>
    <style:font-face style:name="Arial" svg:font-family="Arial"/>
    <style:font-face style:name="Cambria" svg:font-family="Cambria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">
      <number:text> </number:text>
      <number:number number:min-integer-digits="1"/>
    </number:number-style>
    <number:number-style style:name="N38P0">
      <number:number number:decimal-places="0" number:min-integer-digits="1"/>
    </number:number-style>
    <number:text-style style:name="N38P1">
      <number:text>0~</number:text>
    </number:text-style>
    <number:number-style style:name="N38">
      <number:number number:decimal-places="0" number:min-integer-digits="1" number:grouping="true"/>
      <style:map style:condition="value()=0" style:apply-style-name="N38P0"/>
      <style:map style:condition="value()&lt;0.5" style:apply-style-name="N38P1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53_x_32_indented_32_GHG_32_Textfiels" style:display-name="5x indented GHG Textfiels" style:family="table-cell" style:data-style-name="N0">
      <style:table-cell-properties style:vertical-align="middle" style:repeat-content="false"/>
      <style:paragraph-properties fo:text-align="start" fo:margin-left="1.765cm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AggblueCels_1x" style:family="table-cell" style:data-style-name="N4">
      <style:table-cell-properties fo:border="thin solid #000000" style:vertical-align="middle" fo:background-color="#CCFFFF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 style:font-family-generic="swiss"/>
    </style:style>
    <style:style style:name="Bold_32_GHG_32_Numbers_32__40_0.00_41_" style:display-name="Bold GHG Numbers (0.00)" style:family="table-cell" style:data-style-name="N4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f1" style:family="table-cell" style:data-style-name="N36">
      <style:text-properties fo:color="#FF00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 style:font-family-generic="swiss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 style:font-family-generic="swiss"/>
    </style:style>
    <style:style style:name="InputCells12_BBorder_CRFReport-template" style:family="table-cell" style:data-style-name="N4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Helv" style:font-name-asian="Helv" style:font-name-complex="Helv" fo:font-size="12pt" style:font-size-asian="12pt" style:font-size-complex="12pt"/>
    </style:style>
    <style:style style:name="Normal_32_GHG-Shade" style:display-name="Normal GHG-Shade" style:family="table-cell" style:data-style-name="N0">
      <style:table-cell-properties fo:background-color="#969696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Percent" style:family="table-cell" style:data-style-name="N13"/>
    <style:style style:name="Percent_32_2" style:display-name="Percent 2" style:family="table-cell" style:data-style-name="N13"/>
    <style:style style:name="Refdb_32_standard" style:display-name="Refdb standard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Shade" style:family="table-cell" style:data-style-name="N0">
      <style:table-cell-properties fo:border="thin solid #000000" style:vertical-align="automatic" fo:background-color="#969696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-_32_Style1" style:display-name="Title - Style1" style:family="table-cell" style:data-style-name="N37">
      <style:table-cell-properties style:vertical-align="automatic" fo:background-color="transparent"/>
      <style:text-properties style:font-name="Tms Rmn" style:font-name-asian="Tms Rmn" style:font-name-complex="Tms Rmn" fo:font-size="9pt" style:font-size-asian="9pt" style:font-size-complex="9pt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 style:font-family-generic="swiss"/>
    </style:style>
    <style:style style:name="_1054__1073__1099__1095__1085__1099__1081__2_43__43__CRFReport-template" style:display-name="Обычный_2++_CRFReport-template" style:family="table-cell" style:data-style-name="N4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tthew Slocombe</meta:initial-creator>
    <dc:creator>Nadia Wright</dc:creator>
    <meta:creation-date>2012-02-10T15:56:00Z</meta:creation-date>
    <dc:date>2018-11-22T12:44:26Z</dc:date>
    <meta:print-date>2018-02-01T13:37:13Z</meta:print-date>
  </office:meta>
</office:document-meta>
</file>